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/>
    </style:style>
    <style:style style:name="P2" style:family="paragraph" style:parent-style-name="Standard">
      <style:paragraph-properties fo:text-align="start" style:justify-single-word="false"/>
      <style:text-properties style:font-name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apeamento para o Banco de Dados</text:p>
      <text:p text:style-name="Standard"/>
      <text:p text:style-name="Standard"/>
      <text:p text:style-name="P1">Tabelas:</text:p>
      <text:p text:style-name="P1"/>
      <text:p text:style-name="P1">venda(codigoVenda(PK), dtCadastroVenda, nroContrato, dtIniVigencia, qtdParcelas, dtParcEntrada, vlrParcEntrada, vlrBem, obervacao, grupoConsorcio, cotaConsorcio, codigoCliente(FK), codigoModelo(FK), codigoAdm(PK)(FK), codigoVendedor(FK));</text:p>
      <text:p text:style-name="P1"/>
      <text:p text:style-name="P1">cliente(codigoCliente(PK), CPF, nome, endereco, cidade, estado, foneResidencial, foneCelular, email);</text:p>
      <text:p text:style-name="P1"/>
      <text:p text:style-name="P1">administradora(coditoAdm(PK), nome);</text:p>
      <text:p text:style-name="P1"/>
      <text:p text:style-name="P1">modeloVeiculo(codigoModelo(PK), descricao, marca);</text:p>
      <text:p text:style-name="P1"/>
      <text:p text:style-name="P1">vendedor(codigoVendedor(PK), nome, dtInicio, dtFim);</text:p>
      <text:p text:style-name="P1"/>
      <text:p text:style-name="P1">pontoVenda(codigoPtoVenda(PK), nome)</text:p>
      <text:p text:style-name="P1">subpontoVenda(codigoPtoVenda(PK)(FK), codigoSbPtoVenda(PK), nome, codigoVendedor(FK));</text:p>
      <text:p text:style-name="P1"/>
      <text:p text:style-name="P1">comissao(codigoComissao(PK), codigoVenda(PK)(FK), nroParcela, dtEfetivaRecebimento, vlrEfetivoRecebimento, dtPrevista, vlrPrevisto, dtCancelamento);</text:p>
      <text:p text:style-name="P1"/>
      <text:p text:style-name="P1">estorno(codigoComissao(PK)(FK), dtCancelamento);</text:p>
      <text:p text:style-name="P1"/>
      <text:p text:style-name="P1">regrasComissao(codigoRegra(PK), percentual, <text:bookmark-start text:name="__DdeLink__219_1524869548"/>dtIniVigencia<text:bookmark-end text:name="__DdeLink__219_1524869548"/><text:bookmark-start text:name="__DdeLink__224_1524869548"/>Comissao<text:bookmark-end text:name="__DdeLink__224_1524869548"/>, dtFimVigenciaComissao, parcelamentoComissao, formaEstorno, codigoAdm(FK), codigoComissao(FK));</text:p>
      <text:p text:style-name="Standard"/>
      <text:p text:style-name="P1">taxa(codigoTaxa(PK), percentualTaxa, <text:tab/> codigoAdm(FK), codigoTpTaxa(FK));</text:p>
      <text:p text:style-name="P1"/>
      <text:p text:style-name="P1">tipoTaxa(codigoTpTaxa(PK), nome);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2T18:13:55</meta:creation-date>
    <dc:date>2014-10-23T20:04:22</dc:date>
    <meta:editing-duration>PT1H16M58S</meta:editing-duration>
    <meta:editing-cycles>16</meta:editing-cycles>
    <meta:generator>LibreOffice/3.5$Linux_X86_64 LibreOffice_project/350m1$Build-2</meta:generator>
    <meta:document-statistic meta:table-count="0" meta:image-count="0" meta:object-count="0" meta:page-count="1" meta:paragraph-count="14" meta:word-count="70" meta:character-count="1101" meta:non-whitespace-character-count="1043"/>
  </office:meta>
</office:document-meta>
</file>